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Narrow" fo:font-size="14pt" style:font-size-asian="14pt" style:font-name-complex="Arial Narrow" style:font-size-complex="14pt"/>
    </style:style>
    <style:style style:name="P2" style:family="paragraph" style:parent-style-name="Standard" style:master-page-name="Standard">
      <style:paragraph-properties style:page-number="auto"/>
      <style:text-properties style:font-name="Arial Narrow" fo:font-size="14pt" style:font-size-asian="14pt" style:font-name-complex="Arial Narrow" style:font-size-complex="14pt"/>
    </style:style>
    <style:style style:name="T1" style:family="text">
      <style:text-properties style:font-name="Arial Narrow" fo:font-size="14pt" style:font-size-asian="14pt" style:font-name-complex="Arial Narrow"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igh Van Duzer- Text for The Front’s website during our show May 2013</text:p>
      <text:p text:style-name="P1"/>
      <text:p text:style-name="P1">(image in Google Drive folder should be titled “Geysers, 2013”)</text:p>
      <text:p text:style-name="P1"/>
      <text:p text:style-name="Standard"><text:span text:style-name="T1">Leigh Van Duzer combines images of crystalline forms, skeletons, mountains and architectural construction to compare systems of building in her photo-based work. Both her two-dimensional prints and cut paper photo-based sculptures spring from her interest in organic and orthogonal forms. At the heart of her work is a search for order and organization, structure and planning. Van Duzer combines categories of objects that mimic each others’ foundations and shapes them into forms that she can control. </text:span></text:p>
      <text:p text:style-name="P1"/>
      <text:p text:style-name="Standard"><text:span text:style-name="T1">Leigh Van Duzer is a Philadelphia-area artist whose work has been shown internationally, including galleries in New York, Philadelphia, Washington DC and Paris. Leigh received her MFA from the University of Pennsylvania in 2010, and her BA from Hampshire College in 2001. In 2010 Leigh was awarded the Daisy Soros Prize to attend the Salzburg International Summer Academy of Fine Arts in Austria. She has also received fellowships to the Vermont Studio Center and the Hambidge Center.</text:span></text:p>
      <text:p text:style-name="P1"/>
      <text:p text:style-name="P1"/>
      <text:p text:style-name="P1">(Link to) www.leighvanduz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gh </meta:initial-creator>
    <meta:creation-date>2013-04-13T21:02:00</meta:creation-date>
    <dc:creator>Leigh Van Duzer</dc:creator>
    <dc:date>2013-04-13T21:13:00</dc:date>
    <meta:editing-cycles>3</meta:editing-cycles>
    <meta:editing-duration>PT14M</meta:editing-duration>
    <meta:document-statistic meta:table-count="0" meta:image-count="0" meta:object-count="0" meta:page-count="1" meta:paragraph-count="5" meta:word-count="179" meta:character-count="1152" meta:non-whitespace-character-count="977"/>
    <meta:generator>LibreOffice/4.0.1.2$Windows_x86 LibreOffice_project/84102822e3d61eb989ddd325abf1ac077904985</meta:generator>
  </office:meta>
</office:document-meta>
</file>